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8.052cm"/>
    </style:style>
    <style:style style:name="co3" style:family="table-column">
      <style:table-column-properties fo:break-before="auto" style:column-width="11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11cm"/>
    </style:style>
    <style:style style:name="co6" style:family="table-column">
      <style:table-column-properties fo:break-before="auto" style:column-width="10.336cm"/>
    </style:style>
    <style:style style:name="co7" style:family="table-column">
      <style:table-column-properties fo:break-before="auto" style:column-width="14.515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21cm" fo:break-before="auto" style:use-optimal-row-height="tru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666666" fo:border="0.74pt solid #000000" style:vertical-align="middle"/>
      <style:text-properties fo:font-size="14pt"/>
    </style:style>
    <style:style style:name="ce16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="0.74pt solid #000000" style:vertical-align="middl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18" style:family="table-cell" style:parent-style-name="Default">
      <style:table-cell-properties fo:background-color="#666666" style:text-align-source="fix" style:repeat-content="false" fo:wrap-option="no-wrap" fo:border="0.74pt solid #000000" style:vertical-align="middle"/>
      <style:paragraph-properties fo:text-align="center" fo:margin-left="0cm"/>
      <style:text-properties fo:font-size="14pt"/>
    </style:style>
    <style:style style:name="ce19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 table:number-columns-spanned="2" table:number-rows-spanned="1">
            <text:p>Back-end</text:p>
          </table:table-cell>
          <table:covered-table-cell table:style-name="ce11"/>
          <table:table-cell table:style-name="ce1" office:value-type="string" calcext:value-type="string" table:number-columns-spanned="1" table:number-rows-spanned="2">
            <text:p>Remark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Python code</text:p>
          </table:table-cell>
          <table:table-cell table:style-name="ce3" office:value-type="string" calcext:value-type="string">
            <text:p>Added Function</text:p>
          </table:table-cell>
          <table:covered-table-cell table:style-name="ce11"/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bed_thermal_adjust.py</text:p>
          </table:table-cell>
          <table:table-cell table:style-name="ce16" office:value-type="string" calcext:value-type="string">
            <text:p>M140</text:p>
          </table:table-cell>
          <table:table-cell table:style-name="ce16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M190</text:p>
          </table:table-cell>
          <table:table-cell table:style-name="ce16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config_switch.py</text:p>
          </table:table-cell>
          <table:table-cell table:style-name="ce16" office:value-type="string" calcext:value-type="string">
            <text:p>SAVE_CONFIG_MODE</text:p>
          </table:table-cell>
          <table:table-cell table:style-name="ce16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GGLE_CONFIG_MODE</text:p>
          </table:table-cell>
          <table:table-cell table:style-name="ce16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rounded_path.py</text:p>
          </table:table-cell>
          <table:table-cell table:style-name="ce16" office:value-type="string" calcext:value-type="string">
            <text:p>ROUNDED_G0</text:p>
          </table:table-cell>
          <table:table-cell table:style-name="ce16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.py</text:p>
          </table:table-cell>
          <table:table-cell table:style-name="ce16" office:value-type="string" calcext:value-type="string">
            <text:p>ASSIGN_TOOL</text:p>
          </table:table-cell>
          <table:table-cell table:style-name="ce16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9">
            <text:p>toolchanger.py</text:p>
          </table:table-cell>
          <table:table-cell table:style-name="ce16" office:value-type="string" calcext:value-type="string">
            <text:p>INITIALIZE_TOOLCHANGER</text:p>
          </table:table-cell>
          <table:table-cell table:style-name="ce16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7" office:value-type="string" calcext:value-type="string">
            <text:p>RESET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AVE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LECT_TOOL</text:p>
          </table:table-cell>
          <table:table-cell table:style-name="ce16" office:value-type="string" calcext:value-type="string">
            <text:p>Select active tool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LECT_TOOL_ERROR</text:p>
          </table:table-cell>
          <table:table-cell table:style-name="ce16" office:value-type="string" calcext:value-type="string">
            <text:p>Abort tool change and mark the active toolchanger as fail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TOOL_TEMPERATURE</text:p>
          </table:table-cell>
          <table:table-cell table:style-name="ce16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EST_TOOL_DOCKING</text:p>
          </table:table-cell>
          <table:table-cell table:style-name="ce16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UNSELECT_TOOL</text:p>
          </table:table-cell>
          <table:table-cell table:style-name="ce16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_probe.py</text:p>
          </table:table-cell>
          <table:table-cell table:style-name="ce16"/>
          <table:table-cell table:style-name="ce16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_probe_endstop.py</text:p>
          </table:table-cell>
          <table:table-cell table:style-name="ce16" office:value-type="string" calcext:value-type="string">
            <text:p>DETECT_ACTIVE_TOOL_PROBE</text:p>
          </table:table-cell>
          <table:table-cell table:style-name="ce16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PROBE_ACCURACY</text:p>
          </table:table-cell>
          <table:table-cell table:style-name="ce16" office:value-type="string" calcext:value-type="string">
            <text:p>Adapt the PROBE_ACCURACY command to work with multi tool-head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ACTIVE_TOOL_PROBE</text:p>
          </table:table-cell>
          <table:table-cell table:style-name="ce16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TART_TOOL_PROBE_CRASH_DETECTION</text:p>
          </table:table-cell>
          <table:table-cell table:style-name="ce16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TOP_TOOL_PROBE_CRASH_DETECTION</text:p>
          </table:table-cell>
          <table:table-cell table:style-name="ce16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s_calibrate.py</text:p>
          </table:table-cell>
          <table:table-cell table:style-name="ce16" office:value-type="string" calcext:value-type="string">
            <text:p>TOOL_CALIBRATE_PROBE_OFFSET</text:p>
          </table:table-cell>
          <table:table-cell table:style-name="ce16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QUERY_PROBE</text:p>
          </table:table-cell>
          <table:table-cell table:style-name="ce16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SAVE_TOOL_OFFSET</text:p>
          </table:table-cell>
          <table:table-cell table:style-name="ce16" office:value-type="string" calcext:value-type="string">
            <text:p>Save tool offset calibration to config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TOOL_OFFSET</text:p>
          </table:table-cell>
          <table:table-cell table:style-name="ce16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LOCATE_SENSOR</text:p>
          </table:table-cell>
          <table:table-cell table:style-name="ce16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fault G-code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number-columns-repeated="1018" table:default-cell-style-name="ce20"/>
        <table:table-column table:style-name="co4" table:number-columns-repeated="3" table:default-cell-style-name="ce4"/>
        <table:table-row table:style-name="ro2">
          <table:table-cell table:style-name="ce18" office:value-type="string" calcext:value-type="string">
            <text:p>File</text:p>
          </table:table-cell>
          <table:table-cell table:style-name="ce18" office:value-type="string" calcext:value-type="string">
            <text:p>G-code</text:p>
          </table:table-cell>
          <table:table-cell table:style-name="ce18" office:value-type="string" calcext:value-type="string">
            <text:p>Remark</text:p>
          </table:table-cell>
          <table:table-cell table:style-name="ce22" table:number-columns-repeated="1018"/>
          <table:table-cell table:number-columns-repeated="3"/>
        </table:table-row>
        <table:table-row table:style-name="ro3">
          <table:table-cell table:style-name="ce19" office:value-type="string" calcext:value-type="string">
            <text:p>config_switch.cfg</text:p>
          </table:table-cell>
          <table:table-cell table:style-name="ce19" office:value-type="string" calcext:value-type="string">
            <text:p>[gcode_macro CONFIG_TOGGLE]</text:p>
          </table:table-cell>
          <table:table-cell table:style-name="ce19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 table:number-columns-spanned="1" table:number-rows-spanned="4">
            <text:p>homing.cfg</text:p>
          </table:table-cell>
          <table:table-cell table:style-name="ce19" office:value-type="string" calcext:value-type="string">
            <text:p>[force_move]</text:p>
          </table:table-cell>
          <table:table-cell table:style-name="ce19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19" office:value-type="string" calcext:value-type="string">
            <text:p>[homing_override]</text:p>
          </table:table-cell>
          <table:table-cell table:style-name="ce19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19" office:value-type="string" calcext:value-type="string">
            <text:p>[gcode_macro _ADJUST_Z_HOME_FOR_TOOL_OFFSET]</text:p>
          </table:table-cell>
          <table:table-cell table:style-name="ce19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21" office:value-type="string" calcext:value-type="string">
            <text:p>[gcode_macro _APPLY_ACTIVE_TOOL_GCODE_OFFSETS]</text:p>
          </table:table-cell>
          <table:table-cell table:style-name="ce19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 table:number-columns-spanned="1" table:number-rows-spanned="4">
            <text:p>nozzle_clean.cfg</text:p>
          </table:table-cell>
          <table:table-cell table:style-name="ce21" office:value-type="string" calcext:value-type="string">
            <text:p>[gcode_macro CLEAN_NOZZLE]</text:p>
          </table:table-cell>
          <table:table-cell table:style-name="ce19" office:value-type="string" calcext:value-type="string">
            <text:p><text:span text:style-name="T1">description: [TOOL=&lt;index&gt;]</text:span> </text:p>
            <text:p>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21" office:value-type="string" calcext:value-type="string">
            <text:p>[gcode_macro _SCRUB]</text:p>
          </table:table-cell>
          <table:table-cell table:style-name="ce19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21" office:value-type="string" calcext:value-type="string">
            <text:p>[gcode_macro _CLEAN]</text:p>
          </table:table-cell>
          <table:covered-table-cell table:style-name="ce19"/>
          <table:table-cell table:number-columns-repeated="1021"/>
        </table:table-row>
        <table:table-row table:style-name="ro2">
          <table:covered-table-cell table:style-name="ce19"/>
          <table:table-cell table:style-name="ce21" office:value-type="string" calcext:value-type="string">
            <text:p>[gcode_macro _CLEAN_MID_PRINT]</text:p>
          </table:table-cell>
          <table:table-cell table:style-name="ce19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5">
          <table:table-cell table:style-name="ce19" office:value-type="string" calcext:value-type="string">
            <text:p>offsets_adjust_record.cfg</text:p>
          </table:table-cell>
          <table:table-cell table:style-name="ce19" office:value-type="string" calcext:value-type="string">
            <text:p>TBD</text:p>
          </table:table-cell>
          <table:table-cell table:style-name="ce19" office:value-type="string" calcext:value-type="string">
            <text:p>[In development] For future ability to save the baby steps with the web UI.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 table:number-columns-spanned="1" table:number-rows-spanned="8">
            <text:p>overwrite.cfg</text:p>
          </table:table-cell>
          <table:table-cell table:style-name="ce19" office:value-type="string" calcext:value-type="string">
            <text:p>[gcode_macro M104]</text:p>
          </table:table-cell>
          <table:table-cell table:style-name="ce19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4">
          <table:covered-table-cell table:style-name="ce19"/>
          <table:table-cell table:style-name="ce19" office:value-type="string" calcext:value-type="string">
            <text:p>[gcode_macro M109]</text:p>
          </table:table-cell>
          <table:table-cell table:style-name="ce19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6">
          <table:covered-table-cell table:style-name="ce19"/>
          <table:table-cell table:style-name="ce19" office:value-type="string" calcext:value-type="string">
            <text:p>[gcode_macro M106]</text:p>
          </table:table-cell>
          <table:table-cell table:style-name="ce19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7">
          <table:covered-table-cell table:style-name="ce19"/>
          <table:table-cell table:style-name="ce19" office:value-type="string" calcext:value-type="string">
            <text:p>[gcode_macro M107]</text:p>
          </table:table-cell>
          <table:table-cell table:style-name="ce19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7">
          <table:covered-table-cell table:style-name="ce19"/>
          <table:table-cell table:style-name="ce19" office:value-type="string" calcext:value-type="string">
            <text:p>[gcode_macro BED_MESH_CALIBRATE]</text:p>
          </table:table-cell>
          <table:table-cell table:style-name="ce19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19" office:value-type="string" calcext:value-type="string">
            <text:p>[gcode_macro QUAD_GANTRY_LEVEL]</text:p>
          </table:table-cell>
          <table:table-cell table:style-name="ce19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19" office:value-type="string" calcext:value-type="string">
            <text:p>[gcode_macro _CPI_CHECK]</text:p>
          </table:table-cell>
          <table:table-cell table:style-name="ce19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19" office:value-type="string" calcext:value-type="string">
            <text:p>[gcode_macro _QGL]</text:p>
          </table:table-cell>
          <table:covered-table-cell table:style-name="ce19"/>
          <table:table-cell table:number-columns-repeated="1021"/>
        </table:table-row>
        <table:table-row table:style-name="ro2">
          <table:table-cell table:style-name="ce19" office:value-type="string" calcext:value-type="string">
            <text:p>print_time_default.cfg</text:p>
          </table:table-cell>
          <table:table-cell table:style-name="ce19" office:value-type="string" calcext:value-type="string">
            <text:p>[gcode_macro PRINT_START]</text:p>
          </table:table-cell>
          <table:table-cell table:style-name="ce19"/>
          <table:table-cell table:number-columns-repeated="1021"/>
        </table:table-row>
        <table:table-row table:style-name="ro2" table:number-rows-repeated="6">
          <table:table-cell table:style-name="ce19" table:number-columns-repeated="3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5:'klipper-extra'.B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2:00.572615212</meta:creation-date>
    <dc:date>2024-12-21T21:13:08.534308070</dc:date>
    <meta:editing-duration>P1DT1H30M39S</meta:editing-duration>
    <meta:editing-cycles>70</meta:editing-cycles>
    <meta:generator>LibreOffice/24.8.4.2$Linux_X86_64 LibreOffice_project/bb3cfa12c7b1bf994ecc5649a80400d06cd71002</meta:generator>
    <meta:document-statistic meta:table-count="2" meta:cell-count="107" meta:object-count="0"/>
  </office:meta>
</office:document-meta>
</file>